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 fo:font-weight="bold" style:font-weight-asian="bold" style:font-weight-complex="bold"/>
    </style:style>
    <style:style style:name="ce2" style:family="table-cell" style:parent-style-name="Default">
      <style:text-properties style:font-name="Courier"/>
    </style:style>
    <style:style style:name="ce3" style:family="table-cell" style:parent-style-name="Default">
      <style:text-properties style:font-name="Courier"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Path / Link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Urgent?</text:p>
          </table:table-cell>
          <table:table-cell table:style-name="ce1" office:value-type="string" calcext:value-type="string">
            <text:p>Replace?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pplicat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zFM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rcis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mbono-dvd</text:p>
          </table:table-cell>
          <table:table-cell office:value-type="string" calcext:value-type="string">
            <text:p>apps/bombono-dvd.svg|png → ./devede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ss</text:p>
          </table:table-cell>
          <table:table-cell office:value-type="string" calcext:value-type="string">
            <text:p>apps/gnome-chess.svg|png → ./gnome-glchess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apps/gnome-clocks.svg|png → ./clock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ve-or-more</text:p>
          </table:table-cell>
          <table:table-cell office:value-type="string" calcext:value-type="string">
            <text:p>apps/five-or-more.svg|png → ./gnome-glines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ur-in-a-row</text:p>
          </table:table-cell>
          <table:table-cell office:value-type="string" calcext:value-type="string">
            <text:p>apps/four-in-a-row.svg|png → ./gnome-gnect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wbuilder</text:p>
          </table:table-cell>
          <table:table-cell office:value-type="string" calcext:value-type="string">
            <text:p>apps/fwbuilder → ./preferences-system-firewall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Y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DA Brows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DA Control Cent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ex</text:p>
          </table:table-cell>
          <table:table-cell/>
          <table:table-cell office:value-type="string" calcext:value-type="string">
            <text:p>[SOLVED]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ome Softwar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ome Subtitles</text:p>
          </table:table-cell>
          <table:table-cell/>
          <table:table-cell office:value-type="string" calcext:value-type="string">
            <text:p>[SOLVED]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translator</text:p>
          </table:table-cell>
          <table:table-cell office:value-type="string" calcext:value-type="string">
            <text:p>apps/gtranslator.svg|png → poedit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dbrake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P Device Manag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O Maste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s</text:p>
          </table:table-cell>
          <table:table-cell office:value-type="string" calcext:value-type="string">
            <text:p>apps/gnome-logs.svg|png → ./logviewer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HW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s</text:p>
          </table:table-cell>
          <table:table-cell/>
          <table:table-cell office:value-type="string" calcext:value-type="string">
            <text:p>[SOLVED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bbles</text:p>
          </table:table-cell>
          <table:table-cell office:value-type="string" calcext:value-type="string">
            <text:p>apps/gnome-nibbles.svg|png → ./gnome-gnibbles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apps/bijiben.svg|png → ./gnome-sticky-notes-applet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tave</text:p>
          </table:table-cell>
          <table:table-cell/>
          <table:table-cell office:value-type="string" calcext:value-type="string">
            <text:p>[SOLVED]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tos</text:p>
          </table:table-cell>
          <table:table-cell/>
          <table:table-cell office:value-type="string" calcext:value-type="string">
            <text:p>[SOLVED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ri</text:p>
          </table:table-cell>
          <table:table-cell office:value-type="string" calcext:value-type="string">
            <text:p>apps/polari.svg|png → xchat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cad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t Assistant</text:p>
          </table:table-cell>
          <table:table-cell office:value-type="string" calcext:value-type="string">
            <text:p>apps/assistant-qt4.svg|png → qtassistant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t Designer</text:p>
          </table:table-cell>
          <table:table-cell office:value-type="string" calcext:value-type="string">
            <text:p>apps/designer-qt4.svg|png → qtdesigner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t Linguist</text:p>
          </table:table-cell>
          <table:table-cell office:value-type="string" calcext:value-type="string">
            <text:p>apps/linguist-qt4.svg|png → qtlinguist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t Qdbus Viewe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t V4L2 Test Utility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tiplot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ell Foop</text:p>
          </table:table-cell>
          <table:table-cell office:value-type="string" calcext:value-type="string">
            <text:p>apps/swell-foop.svg|png → gnome-swell-foop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i</text:p>
          </table:table-cell>
          <table:table-cell office:value-type="string" calcext:value-type="string">
            <text:p>apps/tali.svg|png → gnome-tali.svg|png</text:p>
          </table:table-cell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make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xcommande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xguita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th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xMaxima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tting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fications</text:p>
          </table:table-cell>
          <table:table-cell office:value-type="string" calcext:value-type="string">
            <text:p>apps/preferences-system-not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acy</text:p>
          </table:table-cell>
          <table:table-cell office:value-type="string" calcext:value-type="string">
            <text:p>apps/preferences-system-privacy.svg|png → ./stock-keyring.svg|png</text:p>
          </table:table-cell>
          <table:table-cell office:value-type="string" calcext:value-type="string">
            <text:p>[SOLVED][LINK]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apps/preferences-system-search.svg|png → ../actions/system-search.svg|png</text:p>
          </table:table-cell>
          <table:table-cell office:value-type="string" calcext:value-type="string">
            <text:p>[SOLVED][LINK]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ring</text:p>
          </table:table-cell>
          <table:table-cell office:value-type="string" calcext:value-type="string">
            <text:p>apps/preferences-system-sharing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imetyp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lication/x-perl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onochrom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Obsolet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s/goa-account-facebook.svg|png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apps/goa-account.svg|png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apps/goa-account-yahoo.svg|png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apps/goa-account-twitter.svg|png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apps/goa-account-google.svg|png</text:p>
          </table:table-cell>
          <table:table-cell table:style-name="Default"/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7:Sheet1.B6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0/00/0000</text:date>, <text:time style:data-style-name="N2" text:time-value="03:23:09.169123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00:27:19.465014438</meta:creation-date>
    <dc:date>2014-05-11T05:56:25.030516897</dc:date>
    <meta:editing-duration>PT2H30M53S</meta:editing-duration>
    <meta:editing-cycles>13</meta:editing-cycles>
    <meta:generator>LibreOffice/4.2.4.2$Linux_X86_64 LibreOffice_project/420m0$Build-2</meta:generator>
    <meta:document-statistic meta:table-count="1" meta:cell-count="154" meta:object-count="0"/>
  </office:meta>
</office:document-meta>
</file>